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スケジュール.C1"/>
      </table:content-validations>
      <table:table table:name="スケジュール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2" office:value-type="string" calcext:value-type="string">
            <text:p>開催日程・参加企業確定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募集開始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P公開準備・面接練習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会社説明会準備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会社説明会実施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書類選考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次面接向けの準備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次面接当日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次面接向けの準備</text:p>
          </table:table-cell>
          <table:table-cell table:style-name="ce2" office:value-type="float" office:value="43" calcext:value-type="float">
            <text:p>43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次面接当日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選考会後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3"/>
        </table:table-row>
        <table:table-row table:style-name="ro3" table:number-rows-repeated="1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1:52:26.178328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1:51:48.981532538</meta:creation-date>
    <dc:date>2021-10-20T11:56:46.282402927</dc:date>
    <meta:editing-duration>PT4M25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